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2300002B5E00000961D944745D.svm" manifest:media-type=""/>
  <manifest:file-entry manifest:full-path="Pictures/100000000000015C000000CC1DA1655D.png" manifest:media-type=""/>
  <manifest:file-entry manifest:full-path="Pictures/100000000000085A0000030C4C5FC62B.png" manifest:media-type=""/>
  <manifest:file-entry manifest:full-path="Pictures/1000000000000133000001162AC66D48.png" manifest:media-type=""/>
  <manifest:file-entry manifest:full-path="Pictures/10000000000000F00000006F428ABB5F.png" manifest:media-type=""/>
  <manifest:file-entry manifest:full-path="Pictures/10000000000002580000005D25959372.png" manifest:media-type=""/>
  <manifest:file-entry manifest:full-path="Pictures/100000000000015A000000518C883EEC.png" manifest:media-type=""/>
  <manifest:file-entry manifest:full-path="Pictures/10000000000001E40000006C9291400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draw:frame draw:style-name="gr2" draw:text-style-name="P2" draw:layer="layout" svg:width="9.155cm" svg:height="2.143cm" svg:x="18.8cm" svg:y="15.8cm">
          <draw:image xlink:href="Pictures/100000000000015A000000518C883EEC.png" xlink:type="simple" xlink:show="embed" xlink:actuate="onLoad">
            <text:p/>
          </draw:image>
        </draw:frame>
        <draw:frame draw:style-name="gr2" draw:text-style-name="P2" draw:layer="layout" svg:width="12.806cm" svg:height="2.858cm" svg:x="14.794cm" svg:y="3.8cm">
          <draw:image xlink:href="Pictures/10000000000001E40000006C9291400E.png" xlink:type="simple" xlink:show="embed" xlink:actuate="onLoad">
            <text:p/>
          </draw:image>
        </draw:frame>
        <draw:frame draw:style-name="gr2" draw:text-style-name="P2" draw:layer="layout" svg:width="9.993cm" svg:height="3.645cm" svg:x="11.007cm" svg:y="0.4cm">
          <draw:image xlink:href="Pictures/100000000000085A0000030C4C5FC62B.png" xlink:type="simple" xlink:show="embed" xlink:actuate="onLoad">
            <text:p/>
          </draw:image>
        </draw:frame>
        <draw:frame draw:style-name="gr3" draw:text-style-name="P2" draw:layer="layout" svg:width="11.6cm" svg:height="1.717cm" svg:x="0.1cm" svg:y="18.858cm">
          <draw:image xlink:href="Pictures/10000000000002580000005D2595937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draw:image>
        </draw:frame>
        <draw:frame draw:style-name="gr2" draw:text-style-name="P2" draw:layer="layout" svg:width="8.615cm" svg:height="7.8cm" svg:x="9.085cm" svg:y="7.1cm">
          <draw:image xlink:href="Pictures/1000000000000133000001162AC66D48.png" xlink:type="simple" xlink:show="embed" xlink:actuate="onLoad">
            <text:p/>
          </draw:image>
        </draw:frame>
        <draw:frame draw:style-name="gr2" draw:text-style-name="P2" draw:layer="layout" svg:width="10.207cm" svg:height="6.2cm" svg:x="0.4cm" svg:y="0.4cm">
          <draw:image xlink:href="Pictures/100000000000015C000000CC1DA1655D.png" xlink:type="simple" xlink:show="embed" xlink:actuate="onLoad">
            <text:p/>
          </draw:image>
        </draw:frame>
        <draw:frame draw:style-name="gr2" draw:text-style-name="P2" draw:layer="layout" svg:width="15.925cm" svg:height="3.443cm" svg:x="11.9cm" svg:y="17.357cm">
          <draw:image xlink:href="Pictures/2000002300002B5E00000961D944745D.svm" xlink:type="simple" xlink:show="embed" xlink:actuate="onLoad">
            <text:p/>
          </draw:image>
        </draw:frame>
        <draw:frame draw:style-name="gr2" draw:text-style-name="P2" draw:layer="layout" svg:width="6.349cm" svg:height="2.936cm" svg:x="0.5cm" svg:y="15.4cm">
          <draw:image xlink:href="Pictures/10000000000000F00000006F428ABB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2T08:45:27.16</meta:creation-date>
    <dc:date>2013-02-12T09:35:44.69</dc:date>
    <meta:editing-duration>PT4M25S</meta:editing-duration>
    <meta:editing-cycles>1</meta:editing-cycles>
    <meta:document-statistic meta:object-count="35"/>
    <meta:generator>LibreOffice/3.6$Windows_x86 LibreOffice_project/58f22d5-270d05a-e2abed1-ea17a85-9b5702</meta:generator>
  </office:meta>
</office:document-meta>
</file>